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3.974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5.396cm" fo:break-before="auto" style:use-optimal-row-height="true"/>
    </style:style>
    <style:style style:name="ro22" style:family="table-row">
      <style:table-row-properties style:row-height="3.743cm" fo:break-before="auto" style:use-optimal-row-height="false"/>
    </style:style>
    <style:style style:name="ro23" style:family="table-row">
      <style:table-row-properties style:row-height="0.961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unga" style:font-name-asian="Arial" style:font-name-complex="Tung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_R97Y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1T10:20:32.62">
            <text:p>020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trzydziesty pierwszy stycznia. / Słoneczna, chmury. Wiatr, nie. Powietrze, przezięb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, ani. &lt;1&gt; Idę do zachodniego rogu. Nikt nie przychodzi. &lt;2&gt; Kiedy zacząłem wracać do parku, głos kota dochodzi zza ogrodzenia. To, Mike. (2) Po daniu jedzenia Mike'owi, znowu idę do rogu. &lt;1&gt; Znowu, Kuro nie przychodzi. &lt;2&gt; Wracałem do parku. &lt;3&gt; Właśnie kiedy przeszedłem przez południową bramę parku, <text:s/>kątem oka, widziałem cień małego przedmiotu. &lt;4&gt; Po chwili, Kuro wchodzi. (3) Ona nie przychodzi do mnie. Wspina się na ścianie od strony południow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맑은 날씨. 바람 없어. 기온 낮은. <text:s/>/ 입춘 까지, 나머지 셋 일. / 그레로리력 1947 년 이 날. 예정되고 있던 총파업에 관해 이이(伊井) 위원장이 중단을 선언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작곡. 즉흥으로 연주. 3 분 정도의 길이. (2) 연습 : 이행(移行). 갑 소리상, 구멍 3 부터 6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다시 반음 내기 연습. &lt;1&gt; 입 속, 뒤 쪽의 근육의 운동. (2) `갑` 소리 내기. 구멍 1 부터 3 까지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هذا الشخص كان لديه منزل. </text:p>
            <text:p>hadaa / al-shaxs^u[osoby / laday[m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دمر الجيش الإسرائيلي المنزل في ٢٠٠٦.</text:p>
            <text:p>damara[zniszczyl`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شتن غزه. : سربانان پياده وارد می شود.</text:p>
            <text:p>koshtaan[zabijanie / piyade[stopa.pl / nedaam[system.pl / waaret[weszl`a / mii-shavat[staje-sie_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, वह जीवन के बारे में अभी नहीं जानता। </text:p>
            <text:p>vae[on.pl / kyahaete[powiedzi / jiivan[<text:a xlink:href="mailto:z@ycie">z@ycie</text:a> / ke-baare-me[o.pl / abhii-nahin[nie-jeszcze / jaanata[wie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कैसे पता चलेगा </text:p>
            <text:p>mujhe[ja.pl / kese[jak / pataa[wiem / chalega[at-all?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符号。&lt;ψ|. （a）这个符号表示着一个行向量，(a_0,a_1,a_2,...,a_n,...). （b）另一方面，右矢，|ψ&gt;，表示着，一个列向量，(a_0 a_1 a_2 ... <text:s/>a_n …)（2）附加信息。（a）左矢，&lt;ψ|。各个元，a_i，是共轭值。就是，a_i*。（b）所以，&lt;ψ|ψ&gt; 产出一个实数值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у меня болят зубы. / левая сторона', нижняя че'люсть. / первый зуб сзади. снова стало[stal`-sie_ ниже[niz@s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2T09:44:56.6">
            <text:p>0202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pierwszy luta. / Wiatr, nie. Powietrze, przeziębienie. / Księżyc, nów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uro. Na ścianie w pobliżu schodów. &lt;1&gt; Zadzwoniłem do niej, i pobiegłem do standardowego miejsca. (2) Mike. na ścianie za wystającym ogrodzeniem. (3) Bez masażu. Tylko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맑은. 바람 없음. / 입춘 까지, 나머지 두 일. / 그레고리 2015년 2월 1일. 일본인 고토 겐지의 살해가 보도되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마침내, `야기 부씨 (八木節)` 를 불었다. (2) 대갑 소리. &lt;1&gt; 셋 번째의 구멍. 이 구멍보다 높은 소리. 처음 냈다. 손가락 누름. 구멍 4,5,7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 뿐. &lt;1&gt; 갑 소리. 구멍은 1,2,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أحد أفراد عائلته.</text:p>
            <text:p>ah^ad afraadi[czk`onek / AA-ilati-hi[jego-rodzi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قتلوا العضوا.</text:p>
            <text:p>qataluw[zabili / al-AUd^wa[czl`onk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مواجه می شوند. / حمله متقابل.</text:p>
            <text:p>muwaaje[face.e / mii-shavaand[staje-sie_ / h^amle[atak.pl / motaqaabel[odwrotnos`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मैं जीवन के बारे में नहीं जानता। </text:p>
            <text:p>bare-men[o.pl / jaanata[wie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मुर्त्यु के बारे में कैसे पता चलेगा ?</text:p>
            <text:p><text:span text:style-name="T2">/ murtyu[s`mierci / kese[jak / chalega[at-all.e</text:span>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知道了的事。（1）一个状态向量 |ψ&gt;. （a）把它可能表示出如下：|ψ&gt; = Σ(a_n*|φ_n&gt;). （2）`|φ_n&gt;` 是状态向量的基向量。a_n 是各个基向量的系数。复数。（3）|φ_n&gt; 是如下的构成：|φ_n&gt; = (0 1 0 0 ...). （a）许多元。一个元素，价值是1。其他的元素，都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убы болят. Изменение, не. / (2) кубик сахара. коричневый сахар. (а) Когда я е&lt;je&gt;м это, я куса'ю[bite.e это. (б) куса'юсь, не более[wie_c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12"/>
          <table:table-cell table:style-name="ce13" office:value-type="string">
            <text:p>https://eco.mtk.nao.ac.jp/cgi-bin/koyomi/skymap.cgi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2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2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2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2">
            <text:p>92</text:p>
          </table:table-cell>
          <table:table-cell table:style-name="ce2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3">
            <text:p>93</text:p>
          </table:table-cell>
          <table:table-cell table:style-name="ce2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2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 office:value-type="date" office:date-value="2022-02-04T10:07:07.11">
            <text:p>0204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trzeci luta. / Słoneczna. Bez wiatr. / Planeta Uran, jego lokalizacja. Długość między 240 a 255. Bliżej do 255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 wschodnej działce. Jego róg. &lt;1&gt; Opadłe liście. Piętrzą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바람 없음. / 입춘 까지 앞으로 1 일 남아. / 달 년령 : 1.9. 밤 20시, 서 쪽 하늘, 수평선 바로 상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반주용 녹화. 이 녹화를 컴퓨터로 넣어, 재생. 이 녹화를 재생하면서, 피리를 불었다. 즐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`유리` 의 연습. 구멍은 5. 왼 쪽, 오른 쪽, 둘 다. &lt;1&gt; `유리` 올리기 때, 턱은 어히려 내린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5">
            <text:p>105</text:p>
          </table:table-cell>
          <table:table-cell table:style-name="ce2"/>
          <table:table-cell table:style-name="ce6"/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6">
            <text:p>106</text:p>
          </table:table-cell>
          <table:table-cell table:style-name="ce2"/>
          <table:table-cell table:style-name="ce6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7">
            <text:p>107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8">
            <text:p>108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9">
            <text:p>109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6T09:41:06.42">
            <text:p>0206 <text:s/>941</text:p>
          </table:table-cell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office:value-type="string">
            <text:p>*</text:p>
          </table:table-cell>
          <table:table-cell table:style-name="ce7" table:formula="of:=NOW()" office:value-type="date" office:date-value="2022-02-06T09:41:06.42">
            <text:p>0206 <text:s/>941</text:p>
          </table:table-cell>
          <table:table-cell table:style-name="ce7" table:formula="of:=NOW()" office:value-type="date" office:date-value="2022-02-06T09:41:06.42">
            <text:p>0206 <text:s/>94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6T09:41:06.42">
            <text:p>0206 <text:s/>941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24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2022/02/06</text:date>, <text:time>09:41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6T09:41:04.30</dc:date>
    <dc:creator>iwabuchi ken</dc:creator>
    <meta:editing-duration>P12DT12H25M10S</meta:editing-duration>
    <meta:editing-cycles>1765</meta:editing-cycles>
    <meta:generator>OpenOffice/4.1.3$Win32 OpenOffice.org_project/413m1$Build-9783</meta:generator>
    <meta:document-statistic meta:table-count="1" meta:cell-count="550" meta:object-count="0"/>
  </office:meta>
</office:document-meta>
</file>